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2493a0" officeooo:paragraph-rsid="002493a0"/>
    </style:style>
    <style:style style:name="P3" style:family="paragraph" style:parent-style-name="Table_20_Contents">
      <style:text-properties officeooo:rsid="0022f8a3" officeooo:paragraph-rsid="00264382"/>
    </style:style>
    <style:style style:name="P4" style:family="paragraph" style:parent-style-name="Table_20_Contents">
      <style:text-properties officeooo:rsid="00273eb5" officeooo:paragraph-rsid="00273eb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143911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rsid="001efd2f" officeooo:paragraph-rsid="001efd2f"/>
    </style:style>
    <style:style style:name="P10" style:family="paragraph" style:parent-style-name="Azione_20_attore" style:list-style-name="Numerazione_20_UC">
      <style:text-properties officeooo:paragraph-rsid="00143911"/>
    </style:style>
    <style:style style:name="P11" style:family="paragraph" style:parent-style-name="Azione_20_attore">
      <style:text-properties officeooo:rsid="00143911" officeooo:paragraph-rsid="00143911"/>
    </style:style>
    <style:style style:name="P12" style:family="paragraph" style:parent-style-name="Azione_20_attore" style:list-style-name="L1">
      <style:text-properties officeooo:paragraph-rsid="00143911"/>
    </style:style>
    <style:style style:name="P13" style:family="paragraph" style:parent-style-name="Azione_20_attore" style:list-style-name="L1">
      <style:text-properties officeooo:rsid="001efd2f" officeooo:paragraph-rsid="00143911"/>
    </style:style>
    <style:style style:name="P14" style:family="paragraph" style:parent-style-name="Azione_20_attore" style:list-style-name="L1">
      <style:text-properties officeooo:rsid="00280eb8" officeooo:paragraph-rsid="00143911"/>
    </style:style>
    <style:style style:name="P15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43911" style:font-size-asian="12pt" style:font-size-complex="12pt"/>
    </style:style>
    <style:style style:name="P16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43911" style:font-size-asian="12pt" style:font-size-complex="12pt"/>
    </style:style>
    <style:style style:name="P17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143911" style:font-size-asian="12pt" style:font-size-complex="12pt"/>
    </style:style>
    <style:style style:name="P18" style:family="paragraph" style:parent-style-name="Azione_20_sistema">
      <style:text-properties officeooo:rsid="00143911" officeooo:paragraph-rsid="00143911"/>
    </style:style>
    <style:style style:name="P19" style:family="paragraph" style:parent-style-name="Azione_20_sistema" style:list-style-name="L1"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143911" style:font-size-asian="12pt" style:font-size-complex="12pt"/>
    </style:style>
    <style:style style:name="P20" style:family="paragraph" style:parent-style-name="Azione_20_sistema" style:list-style-name="Numerazione_20_UC">
      <style:text-properties officeooo:rsid="001fb3ab" officeooo:paragraph-rsid="00143911"/>
    </style:style>
    <style:style style:name="T1" style:family="text">
      <style:text-properties officeooo:rsid="00273eb5"/>
    </style:style>
    <style:style style:name="T2" style:family="text">
      <style:text-properties officeooo:rsid="00279d2e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28e987"/>
    </style:style>
    <style:style style:name="T6" style:family="text">
      <style:text-properties officeooo:rsid="002493a0"/>
    </style:style>
    <style:style style:name="T7" style:family="text">
      <style:text-properties officeooo:rsid="0023f18d"/>
    </style:style>
    <style:style style:name="T8" style:family="text">
      <style:text-properties officeooo:rsid="00213257"/>
    </style:style>
    <style:style style:name="T9" style:family="text">
      <style:text-properties officeooo:rsid="00299bd6"/>
    </style:style>
    <style:style style:name="T10" style:family="text">
      <style:text-properties officeooo:rsid="002912e8"/>
    </style:style>
    <style:style style:name="T11" style:family="text">
      <style:text-properties officeooo:rsid="00143911"/>
    </style:style>
    <style:style style:name="T12" style:family="text">
      <style:text-properties officeooo:rsid="00214c90"/>
    </style:style>
    <style:style style:name="T13" style:family="text">
      <style:text-properties officeooo:rsid="00264382"/>
    </style:style>
    <style:style style:name="T14" style:family="text">
      <style:text-properties officeooo:rsid="00156b18"/>
    </style:style>
    <style:style style:name="T15" style:family="text">
      <style:text-properties officeooo:rsid="0015d9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avanzata del personale asilo da <text:span text:style-name="T1">personale a</text:span><text:span text:style-name="T14">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Personale a<text:span text:style-name="T15">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2">L'utente della categoria personale asilo</text:span><text:span text:style-name="T3"> </text:span>accede al sistema e viene <text:span text:style-name="T4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55500" text:style-name="Numerazione_20_UC">
              <text:list-item text:start-value="1">
                <text:p text:style-name="P10"><text:span text:style-name="T11"><text:s/></text:span><text:span text:style-name="T2">L'utente della categoria personale asilo</text:span><text:span text:style-name="T12"> a</text:span><text:span text:style-name="T11">ccede alla sezione per la </text:span><text:span text:style-name="T4">ricerca avanzata </text:span><text:span text:style-name="T13">del personale dell'asilo.</text:span></text:p>
                <text:p text:style-name="P18"/>
              </text:list-item>
              <text:list-item>
                <text:p text:style-name="P18"><text:s/>Il sistema mostra la sezione per la ricerca avanzata.</text:p>
                <text:p text:style-name="P11"/>
              </text:list-item>
              <text:list-item>
                <text:p text:style-name="P10"><text:span text:style-name="T2"><text:s/>L'utente della categoria personale asilo</text:span><text:span text:style-name="T12"> <text:s/>i</text:span><text:span text:style-name="T11">nserisce, </text:span><text:span text:style-name="T4">anche parzialmente, un valore in uno o più dei campi del modulo:</text:span></text:p>
              </text:list-item>
            </text:list>
            <text:list xml:id="list29462542" text:style-name="L1">
              <text:list-item>
                <text:p text:style-name="P13">Nome </text:p>
              </text:list-item>
              <text:list-item>
                <text:p text:style-name="P13">Cognome </text:p>
              </text:list-item>
              <text:list-item>
                <text:p text:style-name="P12"><text:span text:style-name="T4">Codice Fiscale </text:span><text:span text:style-name="T3"><text:s/></text:span></text:p>
              </text:list-item>
              <text:list-item>
                <text:p text:style-name="P14">Domicilio</text:p>
              </text:list-item>
              <text:list-item>
                <text:p text:style-name="P14">Residenza</text:p>
              </text:list-item>
              <text:list-item>
                <text:p text:style-name="P12"><text:span text:style-name="T3">e/o selezionare la categoria di </text:span><text:span text:style-name="T6">utente </text:span><text:span text:style-name="T3">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Personale docente </text:p>
                          </text:list-item>
                          <text:list-item>
                            <text:p text:style-name="P16">Personale tecnico-amministrativo di ruolo</text:p>
                          </text:list-item>
                          <text:list-item>
                            <text:p text:style-name="P17">Altro tipo di personale</text:p>
                            <text:p text:style-name="P1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9463181" text:continue-list="list29455500" text:style-name="Numerazione_20_UC">
              <text:list-item>
                <text:p text:style-name="P20"><text:span text:style-name="T2"><text:s/>L'utente della categoria personale asilo</text:span><text:span text:style-name="T12"> s</text:span><text:span text:style-name="T11">ottomette al sistema il valore inserito.</text:span></text:p>
              </text:list-item>
              <text:list-item>
                <text:p text:style-name="P18"/>
              </text:list-item>
              <text:list-item>
                <text:p text:style-name="P18">Il sistema visualizza i risultati della ricerc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5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455514" text:style-name="L2">
              <text:list-item>
                <text:p text:style-name="P8"><text:span text:style-name="T4">I parametri inseriti </text:span><text:span text:style-name="T1">dall</text:span><text:span text:style-name="T2">'utente della categoria personale asilo</text:span><text:span text:style-name="T4"> non sono validi, il sistema ripropone all'utente la pagina di ricerca avanzata con un messaggio d'errore. </text:span></text:p>
              </text:list-item>
              <text:list-item>
                <text:p text:style-name="P9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2">L'utente della categoria personale asilo</text:span> deve poter ricercare un <text:span text:style-name="T6">elemento del personale, iscritto</text:span> <text:span text:style-name="T7">a</text:span><text:span text:style-name="T8">l sistema, </text:span>in meno di <text:span text:style-name="T4">10</text:span> secondi.</text:p>
          </table:table-cell>
        </table:table-row>
      </table:table>
      <text:p text:style-name="P6"/>
      <text:p text:style-name="P7"><text:span text:style-name="T9">UC_A_6_19</text:span> <text:span text:style-name="T10">mediante la ricerca il personale a</text:span><text:span text:style-name="T9">mministrativo</text:span><text:span text:style-name="T10">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43:49.13</meta:creation-date>
    <meta:editing-duration>P0D</meta:editing-duration>
    <meta:editing-cycles>4</meta:editing-cycles>
    <meta:generator>LibreOffice/3.6$Windows_x86 LibreOffice_project/da8c1e6-fd468f4-454e206-f42a4a9-143cfd</meta:generator>
    <dc:date>2012-10-24T09:33:33.42</dc:date>
    <meta:document-statistic meta:table-count="1" meta:image-count="0" meta:object-count="0" meta:page-count="1" meta:paragraph-count="31" meta:word-count="228" meta:character-count="1515" meta:non-whitespace-character-count="1322"/>
  </office:meta>
</office:document-meta>
</file>